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Heading" style:master-page-name="MP0">
      <style:paragraph-properties style:page-number="auto" fo:break-before="page"/>
      <style:text-properties fo:language="pl" fo:country="PL"/>
    </style:style>
    <style:style style:name="P10" style:family="paragraph" style:parent-style-name="Heading_20_2">
      <style:text-properties fo:language="pl" fo:country="PL"/>
    </style:style>
    <style:style style:name="P11" style:family="paragraph" style:parent-style-name="Dialog">
      <style:paragraph-properties fo:margin-left="0cm" fo:margin-right="0cm" fo:text-indent="0cm" style:auto-text-indent="false">
        <style:tab-stops/>
      </style:paragraph-properties>
      <style:text-properties fo:language="pl" fo:country="PL"/>
    </style:style>
    <style:style style:name="P12" style:family="paragraph" style:parent-style-name="Text_20_body">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ynastia Sobieskich – tom II, „Pola Chwały”</text:p>
      <text:h text:style-name="P10"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0"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text:span><text:span text:style-name="T5">ęś</text:span><text:span text:style-name="T5">liwego roku 1648 tyle wycierpia</text:span><text:span text:style-name="T5">ł</text:span><text:span text:style-name="T5">a ta ziemia z r</text:span><text:span text:style-name="T5">ą</text:span><text:span text:style-name="T5">k tatarskich, lecz nade wszystko z r</text:span><text:span text:style-name="T5">ą</text:span><text:span text:style-name="T5">k </text:span><text:soft-page-break/><text:span text:style-name="T5">bratnich, kozackich i polskich, po rajdach pana Czarneckiego, dzi</text:span><text:span text:style-name="T5">ś</text:span><text:span text:style-name="T5"> nieprzejednanego Sobieskiego wroga, spok</text:span><text:span text:style-name="T5">ó</text:span><text:span text:style-name="T5">j na Ukrainie zaprowadzono, lecz by</text:span><text:span text:style-name="T5">ł</text:span><text:span text:style-name="T5"> to spok</text:span><text:span text:style-name="T5">ó</text:span><text:span text:style-name="T5">j cmentarny. Po tym uspokojeniu za</text:span><text:span text:style-name="T5">ś</text:span><text:span text:style-name="T5">, nim o osiedlanie ch</text:span><text:span text:style-name="T5">ł</text:span><text:span text:style-name="T5">op</text:span><text:span text:style-name="T5">ó</text:span><text:span text:style-name="T5">w i odbudowa miasteczek na dobre zacz</text:span><text:span text:style-name="T5">ęł</text:span><text:span text:style-name="T5">y si</text:span><text:span text:style-name="T5">ę</text:span><text:span text:style-name="T5">, zwali</text:span><text:span text:style-name="T5">ł</text:span><text:span text:style-name="T5">a si</text:span><text:span text:style-name="T5">ę</text:span><text:span text:style-name="T5"> nawa</text:span><text:span text:style-name="T5">ł</text:span><text:span text:style-name="T5">a kolejna, tatarsko - osma</text:span><text:span text:style-name="T5">ń</text:span><text:span text:style-name="T5">ska. Nieliczne jeno osiedla, stanice wojskowe bardziej przypominaj</text:span><text:span text:style-name="T5">ą</text:span><text:span text:style-name="T5">ce, jako to Husiaty</text:span><text:span text:style-name="T5">ń</text:span><text:span text:style-name="T5">, ..., w</text:span><text:span text:style-name="T5">ś</text:span><text:span text:style-name="T5">r</text:span><text:span text:style-name="T5">ó</text:span><text:span text:style-name="T5">d stepu uparcie trwa</text:span><text:span text:style-name="T5">ł</text:span><text:span text:style-name="T5">y. Teraz za</text:span><text:span text:style-name="T5">ś</text:span><text:span text:style-name="T5">, Ostrowski rozwa</text:span><text:span text:style-name="T5">ż</text:span><text:span text:style-name="T5">a</text:span><text:span text:style-name="T5">ł</text:span><text:span text:style-name="T5">, ani g</text:span><text:span text:style-name="T5">ł</text:span><text:span text:style-name="T5">owy gdzie sk</text:span><text:span text:style-name="T5">ł</text:span><text:span text:style-name="T5">oni</text:span><text:span text:style-name="T5">ć</text:span><text:span text:style-name="T5">, ani j</text:span><text:span text:style-name="T5">ę</text:span><text:span text:style-name="T5">zyka gdzie dosta</text:span><text:span text:style-name="T5">ć</text:span><text:span text:style-name="T5">. A przecie jego, Ostrowskiego chor</text:span><text:span text:style-name="T5">ą</text:span><text:span text:style-name="T5">giew mia</text:span><text:span text:style-name="T5">ł</text:span><text:span text:style-name="T5">a by</text:span><text:span text:style-name="T5">ć</text:span><text:span text:style-name="T5"> oczami i uszami podjazdu, jaki pan Sieniawski na wsch</text:span><text:span text:style-name="T5">ó</text:span><text:span text:style-name="T5">d wys</text:span><text:span text:style-name="T5">ł</text:span><text:span text:style-name="T5">a</text:span><text:span text:style-name="T5">ł</text:span><text:span text:style-name="T5">. Podjazd ten, pod dow</text:span><text:span text:style-name="T5">ó</text:span><text:span text:style-name="T5">dztwem pana Gabryela Silnickiego, znie</text:span><text:span text:style-name="T5">ść</text:span><text:span text:style-name="T5"> mia</text:span><text:span text:style-name="T5">ł</text:span><text:span text:style-name="T5"> wszystkie wrogie czaty a</text:span><text:span text:style-name="T5">ż</text:span><text:span text:style-name="T5"> po Kamieniec i w ten spos</text:span><text:span text:style-name="T5">ó</text:span><text:span text:style-name="T5">b poch</text:span><text:span text:style-name="T5">ó</text:span><text:span text:style-name="T5">d armii ca</text:span><text:span text:style-name="T5">ł</text:span><text:span text:style-name="T5">ej koronnej otworzy</text:span><text:span text:style-name="T5">ć</text:span><text:span text:style-name="T5">. Pr</text:span><text:span text:style-name="T5">ę</text:span><text:span text:style-name="T5">dko posuwali si</text:span><text:span text:style-name="T5">ę</text:span><text:span text:style-name="T5"> pancerni i husarze pana Silnickiego, baga</text:span><text:span text:style-name="T5">ż</text:span><text:span text:style-name="T5">ami nie obci</text:span><text:span text:style-name="T5">ąż</text:span><text:span text:style-name="T5">eni. Jeszcze chy</text:span><text:span text:style-name="T5">ż</text:span><text:span text:style-name="T5">ej przed nimi biega</text:span><text:span text:style-name="T5">ł</text:span><text:span text:style-name="T5">a jazda lekka pana Ostrowskiego i dwie inne jeszcze chor</text:span><text:span text:style-name="T5">ą</text:span><text:span text:style-name="T5">gwie, rankiem wczesnym prosto w brzask wstaj</text:span><text:span text:style-name="T5">ą</text:span><text:span text:style-name="T5">cego s</text:span><text:span text:style-name="T5">ł</text:span><text:span text:style-name="T5">o</text:span><text:span text:style-name="T5">ń</text:span><text:span text:style-name="T5">na wyje</text:span><text:span text:style-name="T5">żdżając, a wieczorem </text:span></text:p>
      <text:p text:style-name="P12">Gabriel Silnicki prowadzi ten silny podjazd: 3 husarie, 10 pancernych, 3 lekkie</text:p>
      <text:p text:style-name="P6"><text:span text:style-name="T5">Wojska Sieniawskiego zdoby</text:span><text:span text:style-name="T5">ł</text:span><text:span text:style-name="T5">y Husiaty</text:span><text:span text:style-name="T5">ń</text:span><text:span text:style-name="T5">, Silnicki pogania sw</text:span><text:span text:style-name="T5">ó</text:span><text:span text:style-name="T5">j podjazd</text:span></text:p>
      <text:p text:style-name="P6"><text:span text:style-name="T5">Natarcie <text:s/>na bramy Kamie</text:span><text:span text:style-name="T5">ń</text:span><text:span text:style-name="T5">ca, wzi</text:span><text:span text:style-name="T5">ę</text:span><text:span text:style-name="T5">cie 100 je</text:span><text:span text:style-name="T5">ń</text:span><text:span text:style-name="T5">c</text:span><text:span text:style-name="T5">ó</text:span><text:span text:style-name="T5">w, stada byd</text:span><text:span text:style-name="T5">ł</text:span><text:span text:style-name="T5">a i koni.</text:span></text:p>
      <text:p text:style-name="P6"><text:span text:style-name="T5">Zabrakło kilku rot piechoty albo dragonii dla opanowania przedmieść, byłaby okazja zdobyć twierdzę z marszu...</text:span></text:p>
      <text:p text:style-name="P12">Dragonia maszeruje</text:p>
      <text:p text:style-name="P12">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Trzeciecki, Mikolaj</meta:initial-creator>
    <dc:creator>Mikolaj Trzeciecki</dc:creator>
    <meta:creation-date>2014-08-22T08:05:00Z</meta:creation-date>
    <dc:date>2016-10-04T23:40:20.50</dc:date>
    <meta:editing-cycles>771</meta:editing-cycles>
    <meta:editing-duration>PT21H8M22S</meta:editing-duration>
    <meta:document-statistic meta:table-count="0" meta:image-count="0" meta:object-count="0" meta:page-count="10" meta:paragraph-count="86" meta:word-count="4024" meta:character-count="27195"/>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